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Info.setRefName( String re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BeanInterface( Class bean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EJBRefName( Class jcx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isFinderMethod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Info.getHom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Root( Class clazz , HashMap derives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Info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EJBInfo( Class controlInterfac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JBInfo.setLocal( boolean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setBeanType( String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Ref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getBea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Info.methodThrows( Method m , Class excep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JB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JBInfo.setHomeInterface( Class home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